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10.532cm"/>
    </style:style>
    <style:style style:name="co3" style:family="table-column">
      <style:table-column-properties fo:break-before="auto" style:column-width="12.82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PROGRAMMING LANGUAGE <text:s/></text:p>
          </table:table-cell>
          <table:table-cell office:value-type="string" calcext:value-type="string">
            <text:p>WHITELIST</text:p>
          </table:table-cell>
          <table:table-cell office:value-type="string" calcext:value-type="string">
            <text:p>BLACKLI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anguage, code, program, script, app, developed, web</text:p>
          </table:table-cell>
          <table:table-cell office:value-type="string" calcext:value-type="string">
            <text:p>cup, coffee, isle, sea, New York, NY, Ohio, Cigarette, Island, Indonesia, Sea, North, <text:s/>Zone, Trench, West, Country, Alabama, Town, Wyoming, Lucas, South, Dakota, Walworth, Village, Pittsylvania, Virginia, Eiland, <text:s/>Eighborhood, Amsterdam, Georgia, South, Ossetia, District, <text:s/>São Tomé, Príncipe, Point, Hong Kong, Road, Chicken, Breed, United States, Pony, Bird, Sparrow, Loach, Southeast, Asia, Sandy, Kuhli, Stingray, Family, Stingaree, Urolophidae, Warty, Pig, Suidae, Wrasse, Razorfish, Barb, Ray-Finned, Fish, Tiger, fox, Pteropodidae, Metamorpho, Neanderthal, Martin Mystère, <text:s/>French band, Allen Toussaint, Augustus Pablo, Java Joel, Java Man, Homo Erectus, Avian Java, USS Java (1815), HMS Java, SS Java, <text:s/>Java class cruiser, <text:s/>Chrysler Java, Parisian Bal-musette dance, <text:s/>board game, Javanese alphabe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utsc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rogrammiersprache, objektorientierte Programmiersprache, <text:s/>gleichnamigen Softwaretechnik aufbaut, Technologie, von Softwarespezifikationen, java-Plattform, <text:s/>Java-Laufzeitumgebung, Programmiersprache Java, Anwendungsprogramme, Internetseiten, Klasse, Webbrowser, <text:s/>Java-Programm, Skriptsprache</text:p>
          </table:table-cell>
          <table:table-cell office:value-type="string" calcext:value-type="string">
            <text:p><text:s/>Indonesien, Indischen Ozean, Insel, Amsterdam, Stadt, Vereinigten Staaten, New York, South Dakota, Ortschaft, Walworth County, Bohne, Arabica-Kaffee, Drehgestell, Schweizer, Gewebe, Sticken, Leinen oder Baumwolle, <text:s/>niederländischen Kreuzer Hr. Ms., Schlacht in der Javasee, Mensch, Ost-Java, Fossilien, Spiel, Brettspiel, Michael Kiesling, Wolfgang Kramer, Tanz, von Floyd Cram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talia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stensione, oggetti, <text:s/>linguaggio di programmazione, piattaforma software, <text:s/>Sun Microsystems, Oracle, classe, </text:p>
          </table:table-cell>
          <table:table-cell office:value-type="string" calcext:value-type="string">
            <text:p>canzone, <text:s/>Augustus Pablo, <text:s/>pianta di caffè, isola, pollo., razza, <text:s/>distretto, regione, Shida Kartli, città, Contea di Walworth, Dakota del Sud, Contea di Wyoming, New York, popolazioni, centrale, orientale, Giava, lingua, danza, <text:s/>fumetti, Martin Mystère, tavolo, marina, militare, olandese, battaglia, mare.</text:p>
          </table:table-cell>
          <table:table-cell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4:43:26.027000000</meta:creation-date>
    <dc:date>2015-05-29T17:03:02.555000000</dc:date>
    <meta:editing-duration>PT16M43S</meta:editing-duration>
    <meta:editing-cycles>3</meta:editing-cycles>
    <meta:generator>LibreOffice/4.3.4.1$Windows_x86 LibreOffice_project/bc356b2f991740509f321d70e4512a6a54c5f243</meta:generator>
    <meta:document-statistic meta:table-count="1" meta:cell-count="16" meta:object-count="0"/>
  </office:meta>
</office:document-meta>
</file>